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27cm"/>
    </style:style>
    <style:style style:name="co9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Details" table:style-name="ta1">
        <table:table-column table:style-name="co1" table:number-columns-repeated="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hell File</text:p>
          </table:table-cell>
          <table:table-cell table:style-name="ce1" office:value-type="string" calcext:value-type="string">
            <text:p>Shell Parameters</text:p>
          </table:table-cell>
          <table:table-cell table:style-name="ce1" office:value-type="string" calcext:value-type="string">
            <text:p>Log Pat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tmux</text:p>
          </table:table-cell>
          <table:table-cell table:style-name="ce1" office:value-type="string" calcext:value-type="string">
            <text:p>Soft Loss Param</text:p>
          </table:table-cell>
          <table:table-cell table:style-name="ce1" office:value-type="string" calcext:value-type="string">
            <text:p>Train Batchsize</text:p>
          </table:table-cell>
          <table:table-cell table:style-name="ce1" office:value-type="string" calcext:value-type="string">
            <text:p>WASSAL Batchsize</text:p>
          </table:table-cell>
          <table:table-cell table:style-name="ce1" office:value-type="string" calcext:value-type="string">
            <text:p>WASSAL Iteration</text:p>
          </table:table-cell>
          <table:table-cell table:style-name="ce1" office:value-type="string" calcext:value-type="string">
            <text:p>WASSAL LR</text:p>
          </table:table-cell>
          <table:table-cell table:style-name="ce1" office:value-type="string" calcext:value-type="string">
            <text:p>WASSAL Stepsize</text:p>
          </table:table-cell>
          <table:table-cell table:style-name="ce1" office:value-type="string" calcext:value-type="string">
            <text:p>Sinkhorn Params</text:p>
          </table:table-cell>
          <table:table-cell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lyAL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>/home/wassal/trust-wassal/pneumoAL.sh</text:p>
          </table:table-cell>
          <table:table-cell office:value-type="string" calcext:value-type="string">
            <text:p>results/onlyal/pneumoonlyal.log</text:p>
          </table:table-cell>
          <table:table-cell office:value-type="string" calcext:value-type="string">
            <text:p>Devasena</text:p>
          </table:table-cell>
          <table:table-cell table:style-name="Default" office:value-type="string" calcext:value-type="string">
            <text:p>pneumo3</text:p>
          </table:table-cell>
          <table:table-cell table:style-name="Default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softloss0.3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/home/wassal/trust-wassal/pneumowassalandsofts1.sh</text:p>
          </table:table-cell>
          <table:table-cell office:value-type="string" calcext:value-type="string">
            <text:p>SKIP_STRATEGIES="AL random WASSAL"</text:p>
            <text:p>SKIP_METHODS="WASSAL_WITHSOFT glister_withsoft gradmatch-tss_withsoft coreset_withsoft"</text:p>
            <text:p>SKIP_BUDGETS=""</text:p>
            <text:p>DEVICE_ID="0"</text:p>
            <text:p>EXPERIMENT_NAME="Softloss0.3"</text:p>
            <text:p>SOFT_LOSS_HYPERPARAM="0.3"</text:p>
          </table:table-cell>
          <table:table-cell table:style-name="ce3" office:value-type="string" calcext:value-type="string">
            <text:p>tutorials/results/softloss0.3/pneumo1.log</text:p>
          </table:table-cell>
          <table:table-cell office:value-type="string" calcext:value-type="string">
            <text:p>Devasena</text:p>
          </table:table-cell>
          <table:table-cell office:value-type="string" calcext:value-type="string">
            <text:p>pneumo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, 0.1</text:p>
          </table:table-cell>
          <table:table-cell table:style-name="ce3" office:value-type="string" calcext:value-type="string">
            <text:p>"sinkhorn", p=2, blur=0.05, scaling=0.7,backend="online"</text:p>
          </table:table-cell>
          <table:table-cell table:style-name="ce1"/>
          <table:table-cell table:number-columns-repeated="1008"/>
        </table:table-row>
        <table:table-row table:style-name="ro2">
          <table:table-cell office:value-type="string" calcext:value-type="string">
            <text:p>softloss0.3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/home/wassal/trust-wassal/pneumowassalandsofts2.sh</text:p>
          </table:table-cell>
          <table:table-cell office:value-type="string" calcext:value-type="string">
            <text:p>SKIP_STRATEGIES="AL random"</text:p>
            <text:p>SKIP_METHODS="WASSAL leastconf_withsoft margin_withsoft badge_withsoft us_withsoft"</text:p>
            <text:p>SKIP_BUDGETS="20 30 40 50 60 70 80 90 100"</text:p>
            <text:p>DEVICE_ID="1"</text:p>
            <text:p>EXPERIMENT_NAME="softloss0.3"</text:p>
            <text:p>SOFT_LOSS_HYPERPARAM="0.3"</text:p>
          </table:table-cell>
          <table:table-cell table:style-name="ce3" office:value-type="string" calcext:value-type="string">
            <text:p>tutorials/results/softloss0.3/pneumo2.log</text:p>
          </table:table-cell>
          <table:table-cell office:value-type="string" calcext:value-type="string">
            <text:p>Devasena</text:p>
          </table:table-cell>
          <table:table-cell office:value-type="string" calcext:value-type="string">
            <text:p>pneumo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, 0.1</text:p>
          </table:table-cell>
          <table:table-cell table:style-name="ce3" office:value-type="string" calcext:value-type="string">
            <text:p>"sinkhorn", p=2, blur=0.05, scaling=0.7,backend="online"</text:p>
          </table:table-cell>
          <table:table-cell table:number-columns-repeated="1009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perimentParam" table:style-name="ta1">
        <table:table-column table:style-name="co2" table:default-cell-style-name="Default"/>
        <table:table-row table:style-name="ro1">
          <table:table-cell/>
        </table:table-row>
      </table:table>
      <table:table table:name="ExpParameter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Experiment Name</text:p>
          </table:table-cell>
          <table:table-cell table:style-name="ce4" office:value-type="string" calcext:value-type="string">
            <text:p>Soft Loss Param</text:p>
          </table:table-cell>
          <table:table-cell table:style-name="ce4" office:value-type="string" calcext:value-type="string">
            <text:p>Train Batchsize</text:p>
          </table:table-cell>
          <table:table-cell table:style-name="ce4" office:value-type="string" calcext:value-type="string">
            <text:p>WASSAL Batchsize</text:p>
          </table:table-cell>
          <table:table-cell table:style-name="ce4" office:value-type="string" calcext:value-type="string">
            <text:p>WASSAL Iteration</text:p>
          </table:table-cell>
          <table:table-cell table:style-name="ce4" office:value-type="string" calcext:value-type="string">
            <text:p>WASSAL LR</text:p>
          </table:table-cell>
          <table:table-cell table:style-name="ce4" office:value-type="string" calcext:value-type="string">
            <text:p>WASSAL Stepsize</text:p>
          </table:table-cell>
          <table:table-cell table:style-name="ce4" office:value-type="string" calcext:value-type="string">
            <text:p>Sinkhorn Params</text:p>
          </table:table-cell>
        </table:table-row>
        <table:table-row table:style-name="ro1">
          <table:table-cell office:value-type="string" calcext:value-type="string">
            <text:p>Penumo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H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FAR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48:44.876632260</meta:creation-date>
    <meta:generator>LibreOffice/7.3.7.2$Linux_X86_64 LibreOffice_project/30$Build-2</meta:generator>
    <dc:date>2023-12-06T17:35:22.785136425</dc:date>
    <meta:editing-duration>PT2H49M9S</meta:editing-duration>
    <meta:editing-cycles>27</meta:editing-cycles>
    <meta:document-statistic meta:table-count="3" meta:cell-count="61" meta:object-count="0"/>
  </office:meta>
</office:document-meta>
</file>